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7cm"/>
    </style:style>
    <style:style style:name="co3" style:family="table-column">
      <style:table-column-properties fo:break-before="auto" style:column-width="2.9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s" table:style-name="ta1">
        <table:table-column table:style-name="co1" table:number-columns-repeated="4" table:default-cell-style-name="Default"/>
        <table:table-row table:style-name="ro1">
          <table:table-cell table:formula="of:=[calc.J1]" office:value-type="float" office:value="0" calcext:value-type="float">
            <text:p>0</text:p>
          </table:table-cell>
          <table:table-cell table:formula="of:=[calc.I1]" office:value-type="float" office:value="0.00107642626480086" calcext:value-type="float">
            <text:p>0.0010764263</text:p>
          </table:table-cell>
          <table:table-cell table:formula="of:=[calc.N1]" office:value-type="float" office:value="0" calcext:value-type="float">
            <text:p>0</text:p>
          </table:table-cell>
          <table:table-cell table:formula="of:=[calc.O1]" office:value-type="float" office:value="0.0000579346751776567" calcext:value-type="float">
            <text:p>5.79346751776567E-005</text:p>
          </table:table-cell>
        </table:table-row>
        <table:table-row table:style-name="ro1">
          <table:table-cell table:formula="of:=[calc.J2]" office:value-type="float" office:value="0.015192246987792" calcext:value-type="float">
            <text:p>0.015192247</text:p>
          </table:table-cell>
          <table:table-cell table:formula="of:=[calc.I2]" office:value-type="float" office:value="0.00118063754427391" calcext:value-type="float">
            <text:p>0.0011806375</text:p>
          </table:table-cell>
          <table:table-cell table:formula="of:=[calc.N2]" office:value-type="float" office:value="0.00606146488075204" calcext:value-type="float">
            <text:p>0.0060614649</text:p>
          </table:table-cell>
          <table:table-cell table:formula="of:=[calc.O2]" office:value-type="float" office:value="0.0000696952505474562" calcext:value-type="float">
            <text:p>6.96952505474562E-005</text:p>
          </table:table-cell>
        </table:table-row>
        <table:table-row table:style-name="ro1">
          <table:table-cell table:formula="of:=[calc.J3]" office:value-type="float" office:value="0.0603073792140916" calcext:value-type="float">
            <text:p>0.0603073792</text:p>
          </table:table-cell>
          <table:table-cell table:formula="of:=[calc.I3]" office:value-type="float" office:value="0.0012853470437018" calcext:value-type="float">
            <text:p>0.001285347</text:p>
          </table:table-cell>
          <table:table-cell table:formula="of:=[calc.N3]" office:value-type="float" office:value="0.0119387552183517" calcext:value-type="float">
            <text:p>0.0119387552</text:p>
          </table:table-cell>
          <table:table-cell table:formula="of:=[calc.O3]" office:value-type="float" office:value="0.0000826058511376478" calcext:value-type="float">
            <text:p>8.26058511376478E-005</text:p>
          </table:table-cell>
        </table:table-row>
        <table:table-row table:style-name="ro1">
          <table:table-cell table:formula="of:=[calc.J4]" office:value-type="float" office:value="0.133974596215561" calcext:value-type="float">
            <text:p>0.1339745962</text:p>
          </table:table-cell>
          <table:table-cell table:formula="of:=[calc.I4]" office:value-type="float" office:value="0.00137362637362637" calcext:value-type="float">
            <text:p>0.0013736264</text:p>
          </table:table-cell>
          <table:table-cell table:formula="of:=[calc.N4]" office:value-type="float" office:value="0.0174532925199433" calcext:value-type="float">
            <text:p>0.0174532925</text:p>
          </table:table-cell>
          <table:table-cell table:formula="of:=[calc.O4]" office:value-type="float" office:value="0.0000943424707160971" calcext:value-type="float">
            <text:p>9.43424707160971E-005</text:p>
          </table:table-cell>
        </table:table-row>
        <table:table-row table:style-name="ro1">
          <table:table-cell table:formula="of:=[calc.J5]" office:value-type="float" office:value="0.233955556881022" calcext:value-type="float">
            <text:p>0.2339555569</text:p>
          </table:table-cell>
          <table:table-cell table:formula="of:=[calc.I5]" office:value-type="float" office:value="0.00148809523809524" calcext:value-type="float">
            <text:p>0.0014880952</text:p>
          </table:table-cell>
          <table:table-cell table:formula="of:=[calc.N5]" office:value-type="float" office:value="0.0224375203601086" calcext:value-type="float">
            <text:p>0.0224375204</text:p>
          </table:table-cell>
          <table:table-cell table:formula="of:=[calc.O5]" office:value-type="float" office:value="0.000110721371882086" calcext:value-type="float">
            <text:p>0.0001107214</text:p>
          </table:table-cell>
        </table:table-row>
        <table:table-row table:style-name="ro1">
          <table:table-cell table:formula="of:=[calc.J6]" office:value-type="float" office:value="0.357212390313461" calcext:value-type="float">
            <text:p>0.3572123903</text:p>
          </table:table-cell>
          <table:table-cell table:formula="of:=[calc.I6]" office:value-type="float" office:value="0.00174216027874564" calcext:value-type="float">
            <text:p>0.0017421603</text:p>
          </table:table-cell>
          <table:table-cell table:formula="of:=[calc.N6]" office:value-type="float" office:value="0.0267399954980652" calcext:value-type="float">
            <text:p>0.0267399955</text:p>
          </table:table-cell>
          <table:table-cell table:formula="of:=[calc.O6]" office:value-type="float" office:value="0.000151756121841955" calcext:value-type="float">
            <text:p>0.0001517561</text:p>
          </table:table-cell>
        </table:table-row>
        <table:table-row table:style-name="ro1">
          <table:table-cell table:formula="of:=[calc.J7]" office:value-type="float" office:value="0.5" calcext:value-type="float">
            <text:p>0.5</text:p>
          </table:table-cell>
          <table:table-cell table:formula="of:=[calc.I7]" office:value-type="float" office:value="0.00198412698412698" calcext:value-type="float">
            <text:p>0.001984127</text:p>
          </table:table-cell>
          <table:table-cell table:formula="of:=[calc.N7]" office:value-type="float" office:value="0.0302299894039036" calcext:value-type="float">
            <text:p>0.0302299894</text:p>
          </table:table-cell>
          <table:table-cell table:formula="of:=[calc.O7]" office:value-type="float" office:value="0.000275573192239859" calcext:value-type="float">
            <text:p>0.0002755732</text:p>
          </table:table-cell>
        </table:table-row>
        <table:table-row table:style-name="ro1">
          <table:table-cell table:formula="of:=[calc.J8]" office:value-type="float" office:value="0.657979856674331" calcext:value-type="float">
            <text:p>0.6579798567</text:p>
          </table:table-cell>
          <table:table-cell table:formula="of:=[calc.I8]" office:value-type="float" office:value="0.00221238938053097" calcext:value-type="float">
            <text:p>0.0022123894</text:p>
          </table:table-cell>
          <table:table-cell table:formula="of:=[calc.N8]" office:value-type="float" office:value="0.0328014603788172" calcext:value-type="float">
            <text:p>0.0328014604</text:p>
          </table:table-cell>
          <table:table-cell table:formula="of:=[calc.O8]" office:value-type="float" office:value="0.000244733338554311" calcext:value-type="float">
            <text:p>0.0002447333</text:p>
          </table:table-cell>
        </table:table-row>
        <table:table-row table:style-name="ro1">
          <table:table-cell table:formula="of:=[calc.J9]" office:value-type="float" office:value="0.82635182233307" calcext:value-type="float">
            <text:p>0.8263518223</text:p>
          </table:table-cell>
          <table:table-cell table:formula="of:=[calc.I9]" office:value-type="float" office:value="0.00246913580246914" calcext:value-type="float">
            <text:p>0.0024691358</text:p>
          </table:table-cell>
          <table:table-cell table:formula="of:=[calc.N9]" office:value-type="float" office:value="0.0343762755784603" calcext:value-type="float">
            <text:p>0.0343762756</text:p>
          </table:table-cell>
          <table:table-cell table:formula="of:=[calc.O9]" office:value-type="float" office:value="0.000304831580551745" calcext:value-type="float">
            <text:p>0.0003048316</text:p>
          </table:table-cell>
        </table:table-row>
        <table:table-row table:style-name="ro1">
          <table:table-cell table:formula="of:=[calc.J10]" office:value-type="float" office:value="1" calcext:value-type="float">
            <text:p>1</text:p>
          </table:table-cell>
          <table:table-cell table:formula="of:=[calc.I10]" office:value-type="float" office:value="0.00274725274725275" calcext:value-type="float">
            <text:p>0.0027472527</text:p>
          </table:table-cell>
          <table:table-cell table:formula="of:=[calc.N10]" office:value-type="float" office:value="0.0349065850398866" calcext:value-type="float">
            <text:p>0.034906585</text:p>
          </table:table-cell>
          <table:table-cell table:formula="of:=[calc.O10]" office:value-type="float" office:value="0.000377369882864388" calcext:value-type="float">
            <text:p>0.0003773699</text:p>
          </table:table-cell>
        </table:table-row>
        <table:table-row table:style-name="ro1">
          <table:table-cell table:formula="of:=[calc.J11]" office:value-type="float" office:value="1.17364817766693" calcext:value-type="float">
            <text:p>1.1736481777</text:p>
          </table:table-cell>
          <table:table-cell table:formula="of:=[calc.I11]" office:value-type="float" office:value="0.00294117647058823" calcext:value-type="float">
            <text:p>0.0029411765</text:p>
          </table:table-cell>
          <table:table-cell table:formula="of:=[calc.N11]" office:value-type="float" office:value="0.0343762755784603" calcext:value-type="float">
            <text:p>0.0343762756</text:p>
          </table:table-cell>
          <table:table-cell table:formula="of:=[calc.O11]" office:value-type="float" office:value="0.000432525951557093" calcext:value-type="float">
            <text:p>0.000432526</text:p>
          </table:table-cell>
        </table:table-row>
        <table:table-row table:style-name="ro1">
          <table:table-cell table:formula="of:=[calc.J12]" office:value-type="float" office:value="1.34202014332567" calcext:value-type="float">
            <text:p>1.3420201433</text:p>
          </table:table-cell>
          <table:table-cell table:formula="of:=[calc.I12]" office:value-type="float" office:value="0.0032051282051282" calcext:value-type="float">
            <text:p>0.0032051282</text:p>
          </table:table-cell>
          <table:table-cell table:formula="of:=[calc.N12]" office:value-type="float" office:value="0.0328014603788172" calcext:value-type="float">
            <text:p>0.0328014604</text:p>
          </table:table-cell>
          <table:table-cell table:formula="of:=[calc.O12]" office:value-type="float" office:value="0.000513642340565418" calcext:value-type="float">
            <text:p>0.0005136423</text:p>
          </table:table-cell>
        </table:table-row>
      </table:table>
      <table:table table:name="calc" table:style-name="ta1">
        <table:shapes>
          <draw:frame draw:z-index="0" draw:style-name="gr1" draw:text-style-name="P1" svg:width="15.999cm" svg:height="8.999cm" svg:x="1.918cm" svg:y="6.98cm">
            <draw:object draw:notify-on-update-of-ranges="calc.I1:calc.I13 calc.J1:calc.J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RADIANS([.A1])" office:value-type="float" office:value="0" calcext:value-type="float">
            <text:p>0</text:p>
          </table:table-cell>
          <table:table-cell office:value-type="float" office:value="929" calcext:value-type="float">
            <text:p>929</text:p>
          </table:table-cell>
          <table:table-cell office:value-type="float" office:value="170984" calcext:value-type="float">
            <text:p>170984</text:p>
          </table:table-cell>
          <table:table-cell office:value-type="float" office:value="140" calcext:value-type="float">
            <text:p>140</text:p>
          </table:table-cell>
          <table:table-cell office:value-type="float" office:value="1222583" calcext:value-type="float">
            <text:p>1222583</text:p>
          </table:table-cell>
          <table:table-cell office:value-type="float" office:value="8732.7" calcext:value-type="float">
            <text:p>8732.7</text:p>
          </table:table-cell>
          <table:table-cell table:formula="of:=[.F1]/[.E1]" office:value-type="float" office:value="8732.73571428572" calcext:value-type="float">
            <text:p>8732.7357142857</text:p>
          </table:table-cell>
          <table:table-cell table:formula="of:=1/([.C1])" office:value-type="float" office:value="0.00107642626480086" calcext:value-type="float">
            <text:p>0.0010764263</text:p>
          </table:table-cell>
          <table:table-cell table:formula="of:=1-COS([.B1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RADIANS([.L1])" office:value-type="float" office:value="0.0349065850398866" calcext:value-type="float">
            <text:p>0.034906585</text:p>
          </table:table-cell>
          <table:table-cell table:formula="of:=ABS(SIN([.B1]))*[.M1]" office:value-type="float" office:value="0" calcext:value-type="float">
            <text:p>0</text:p>
          </table:table-cell>
          <table:table-cell table:formula="of:=[.K1]/POWER([.C1];2)" office:value-type="float" office:value="0.0000579346751776567" calcext:value-type="float">
            <text:p>5.79346751776567E-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DIANS([.A2])" office:value-type="float" office:value="0.174532925199433" calcext:value-type="float">
            <text:p>0.1745329252</text:p>
          </table:table-cell>
          <table:table-cell office:value-type="float" office:value="847" calcext:value-type="float">
            <text:p>847</text:p>
          </table:table-cell>
          <table:table-cell office:value-type="float" office:value="135879" calcext:value-type="float">
            <text:p>135879</text:p>
          </table:table-cell>
          <table:table-cell office:value-type="float" office:value="123" calcext:value-type="float">
            <text:p>123</text:p>
          </table:table-cell>
          <table:table-cell office:value-type="float" office:value="831269" calcext:value-type="float">
            <text:p>831269</text:p>
          </table:table-cell>
          <table:table-cell office:value-type="float" office:value="6758.3" calcext:value-type="float">
            <text:p>6758.3</text:p>
          </table:table-cell>
          <table:table-cell table:formula="of:=[.F2]/[.E2]" office:value-type="float" office:value="6758.28455284553" calcext:value-type="float">
            <text:p>6758.2845528455</text:p>
          </table:table-cell>
          <table:table-cell table:formula="of:=1/([.C2])" office:value-type="float" office:value="0.00118063754427391" calcext:value-type="float">
            <text:p>0.0011806375</text:p>
          </table:table-cell>
          <table:table-cell table:formula="of:=1-COS([.B2])" office:value-type="float" office:value="0.015192246987792" calcext:value-type="float">
            <text:p>0.01519224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RADIANS([.L2])" office:value-type="float" office:value="0.0349065850398866" calcext:value-type="float">
            <text:p>0.034906585</text:p>
          </table:table-cell>
          <table:table-cell table:formula="of:=ABS(SIN([.B2]))*[.M2]" office:value-type="float" office:value="0.00606146488075204" calcext:value-type="float">
            <text:p>0.0060614649</text:p>
          </table:table-cell>
          <table:table-cell table:formula="of:=[.K2]/POWER([.C2];2)" office:value-type="float" office:value="0.0000696952505474562" calcext:value-type="float">
            <text:p>6.96952505474562E-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ADIANS([.A3])" office:value-type="float" office:value="0.349065850398866" calcext:value-type="float">
            <text:p>0.3490658504</text:p>
          </table:table-cell>
          <table:table-cell office:value-type="float" office:value="778" calcext:value-type="float">
            <text:p>778</text:p>
          </table:table-cell>
          <table:table-cell office:value-type="float" office:value="69769" calcext:value-type="float">
            <text:p>69769</text:p>
          </table:table-cell>
          <table:table-cell office:value-type="float" office:value="161" calcext:value-type="float">
            <text:p>161</text:p>
          </table:table-cell>
          <table:table-cell office:value-type="float" office:value="107113" calcext:value-type="float">
            <text:p>107113</text:p>
          </table:table-cell>
          <table:table-cell office:value-type="float" office:value="665.3" calcext:value-type="float">
            <text:p>665.3</text:p>
          </table:table-cell>
          <table:table-cell table:formula="of:=[.F3]/[.E3]" office:value-type="float" office:value="665.298136645963" calcext:value-type="float">
            <text:p>665.298136646</text:p>
          </table:table-cell>
          <table:table-cell table:formula="of:=1/([.C3])" office:value-type="float" office:value="0.0012853470437018" calcext:value-type="float">
            <text:p>0.001285347</text:p>
          </table:table-cell>
          <table:table-cell table:formula="of:=1-COS([.B3])" office:value-type="float" office:value="0.0603073792140916" calcext:value-type="float">
            <text:p>0.060307379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RADIANS([.L3])" office:value-type="float" office:value="0.0349065850398866" calcext:value-type="float">
            <text:p>0.034906585</text:p>
          </table:table-cell>
          <table:table-cell table:formula="of:=ABS(SIN([.B3]))*[.M3]" office:value-type="float" office:value="0.0119387552183517" calcext:value-type="float">
            <text:p>0.0119387552</text:p>
          </table:table-cell>
          <table:table-cell table:formula="of:=[.K3]/POWER([.C3];2)" office:value-type="float" office:value="0.0000826058511376478" calcext:value-type="float">
            <text:p>8.26058511376478E-0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ADIANS([.A4])" office:value-type="float" office:value="0.523598775598299" calcext:value-type="float">
            <text:p>0.5235987756</text:p>
          </table:table-cell>
          <table:table-cell office:value-type="float" office:value="728" calcext:value-type="float">
            <text:p>728</text:p>
          </table:table-cell>
          <table:table-cell office:value-type="float" office:value="81741" calcext:value-type="float">
            <text:p>81741</text:p>
          </table:table-cell>
          <table:table-cell office:value-type="float" office:value="259" calcext:value-type="float">
            <text:p>259</text:p>
          </table:table-cell>
          <table:table-cell office:value-type="float" office:value="111903" calcext:value-type="float">
            <text:p>111903</text:p>
          </table:table-cell>
          <table:table-cell office:value-type="float" office:value="432.1" calcext:value-type="float">
            <text:p>432.1</text:p>
          </table:table-cell>
          <table:table-cell table:formula="of:=[.F4]/[.E4]" office:value-type="float" office:value="432.057915057915" calcext:value-type="float">
            <text:p>432.0579150579</text:p>
          </table:table-cell>
          <table:table-cell table:formula="of:=1/([.C4])" office:value-type="float" office:value="0.00137362637362637" calcext:value-type="float">
            <text:p>0.0013736264</text:p>
          </table:table-cell>
          <table:table-cell table:formula="of:=1-COS([.B4])" office:value-type="float" office:value="0.133974596215561" calcext:value-type="float">
            <text:p>0.133974596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RADIANS([.L4])" office:value-type="float" office:value="0.0349065850398866" calcext:value-type="float">
            <text:p>0.034906585</text:p>
          </table:table-cell>
          <table:table-cell table:formula="of:=ABS(SIN([.B4]))*[.M4]" office:value-type="float" office:value="0.0174532925199433" calcext:value-type="float">
            <text:p>0.0174532925</text:p>
          </table:table-cell>
          <table:table-cell table:formula="of:=[.K4]/POWER([.C4];2)" office:value-type="float" office:value="0.0000943424707160971" calcext:value-type="float">
            <text:p>9.43424707160971E-0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ADIANS([.A5])" office:value-type="float" office:value="0.698131700797732" calcext:value-type="float">
            <text:p>0.6981317008</text:p>
          </table:table-cell>
          <table:table-cell office:value-type="float" office:value="672" calcext:value-type="float">
            <text:p>672</text:p>
          </table:table-cell>
          <table:table-cell office:value-type="float" office:value="61499" calcext:value-type="float">
            <text:p>61499</text:p>
          </table:table-cell>
          <table:table-cell office:value-type="float" office:value="230" calcext:value-type="float">
            <text:p>230</text:p>
          </table:table-cell>
          <table:table-cell office:value-type="float" office:value="80365" calcext:value-type="float">
            <text:p>80365</text:p>
          </table:table-cell>
          <table:table-cell office:value-type="float" office:value="349.4" calcext:value-type="float">
            <text:p>349.4</text:p>
          </table:table-cell>
          <table:table-cell table:formula="of:=[.F5]/[.E5]" office:value-type="float" office:value="349.413043478261" calcext:value-type="float">
            <text:p>349.4130434783</text:p>
          </table:table-cell>
          <table:table-cell table:formula="of:=1/([.C5])" office:value-type="float" office:value="0.00148809523809524" calcext:value-type="float">
            <text:p>0.0014880952</text:p>
          </table:table-cell>
          <table:table-cell table:formula="of:=1-COS([.B5])" office:value-type="float" office:value="0.233955556881022" calcext:value-type="float">
            <text:p>0.2339555569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RADIANS([.L5])" office:value-type="float" office:value="0.0349065850398866" calcext:value-type="float">
            <text:p>0.034906585</text:p>
          </table:table-cell>
          <table:table-cell table:formula="of:=ABS(SIN([.B5]))*[.M5]" office:value-type="float" office:value="0.0224375203601086" calcext:value-type="float">
            <text:p>0.0224375204</text:p>
          </table:table-cell>
          <table:table-cell table:formula="of:=[.K5]/POWER([.C5];2)" office:value-type="float" office:value="0.000110721371882086" calcext:value-type="float">
            <text:p>0.00011072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ADIANS([.A6])" office:value-type="float" office:value="0.872664625997165" calcext:value-type="float">
            <text:p>0.872664626</text:p>
          </table:table-cell>
          <table:table-cell office:value-type="float" office:value="574" calcext:value-type="float">
            <text:p>574</text:p>
          </table:table-cell>
          <table:table-cell office:value-type="float" office:value="71926" calcext:value-type="float">
            <text:p>71926</text:p>
          </table:table-cell>
          <table:table-cell office:value-type="float" office:value="307" calcext:value-type="float">
            <text:p>307</text:p>
          </table:table-cell>
          <table:table-cell office:value-type="float" office:value="91535" calcext:value-type="float">
            <text:p>91535</text:p>
          </table:table-cell>
          <table:table-cell office:value-type="float" office:value="298.2" calcext:value-type="float">
            <text:p>298.2</text:p>
          </table:table-cell>
          <table:table-cell table:formula="of:=[.F6]/[.E6]" office:value-type="float" office:value="298.159609120521" calcext:value-type="float">
            <text:p>298.1596091205</text:p>
          </table:table-cell>
          <table:table-cell table:formula="of:=1/([.C6])" office:value-type="float" office:value="0.00174216027874564" calcext:value-type="float">
            <text:p>0.0017421603</text:p>
          </table:table-cell>
          <table:table-cell table:formula="of:=1-COS([.B6])" office:value-type="float" office:value="0.357212390313461" calcext:value-type="float">
            <text:p>0.357212390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RADIANS([.L6])" office:value-type="float" office:value="0.0349065850398866" calcext:value-type="float">
            <text:p>0.034906585</text:p>
          </table:table-cell>
          <table:table-cell table:formula="of:=ABS(SIN([.B6]))*[.M6]" office:value-type="float" office:value="0.0267399954980652" calcext:value-type="float">
            <text:p>0.0267399955</text:p>
          </table:table-cell>
          <table:table-cell table:formula="of:=[.K6]/POWER([.C6];2)" office:value-type="float" office:value="0.000151756121841955" calcext:value-type="float">
            <text:p>0.00015175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ADIANS([.A7])" office:value-type="float" office:value="1.0471975511966" calcext:value-type="float">
            <text:p>1.0471975512</text:p>
          </table:table-cell>
          <table:table-cell office:value-type="float" office:value="504" calcext:value-type="float">
            <text:p>504</text:p>
          </table:table-cell>
          <table:table-cell office:value-type="float" office:value="91168" calcext:value-type="float">
            <text:p>91168</text:p>
          </table:table-cell>
          <table:table-cell office:value-type="float" office:value="430" calcext:value-type="float">
            <text:p>430</text:p>
          </table:table-cell>
          <table:table-cell office:value-type="float" office:value="114239" calcext:value-type="float">
            <text:p>114239</text:p>
          </table:table-cell>
          <table:table-cell office:value-type="float" office:value="265.7" calcext:value-type="float">
            <text:p>265.7</text:p>
          </table:table-cell>
          <table:table-cell table:formula="of:=[.F7]/[.E7]" office:value-type="float" office:value="265.672093023256" calcext:value-type="float">
            <text:p>265.6720930233</text:p>
          </table:table-cell>
          <table:table-cell table:formula="of:=1/([.C7])" office:value-type="float" office:value="0.00198412698412698" calcext:value-type="float">
            <text:p>0.001984127</text:p>
          </table:table-cell>
          <table:table-cell table:formula="of:=1-COS([.B7])"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RADIANS([.L7])" office:value-type="float" office:value="0.0349065850398866" calcext:value-type="float">
            <text:p>0.034906585</text:p>
          </table:table-cell>
          <table:table-cell table:formula="of:=ABS(SIN([.B7]))*[.M7]" office:value-type="float" office:value="0.0302299894039036" calcext:value-type="float">
            <text:p>0.0302299894</text:p>
          </table:table-cell>
          <table:table-cell table:formula="of:=[.K7]/POWER([.C7];2)" office:value-type="float" office:value="0.000275573192239859" calcext:value-type="float">
            <text:p>0.00027557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ADIANS([.A8])" office:value-type="float" office:value="1.22173047639603" calcext:value-type="float">
            <text:p>1.2217304764</text:p>
          </table:table-cell>
          <table:table-cell office:value-type="float" office:value="452" calcext:value-type="float">
            <text:p>452</text:p>
          </table:table-cell>
          <table:table-cell office:value-type="float" office:value="132989" calcext:value-type="float">
            <text:p>132989</text:p>
          </table:table-cell>
          <table:table-cell office:value-type="float" office:value="662" calcext:value-type="float">
            <text:p>662</text:p>
          </table:table-cell>
          <table:table-cell office:value-type="float" office:value="164000" calcext:value-type="float">
            <text:p>164000</text:p>
          </table:table-cell>
          <table:table-cell office:value-type="float" office:value="247.7" calcext:value-type="float">
            <text:p>247.7</text:p>
          </table:table-cell>
          <table:table-cell table:formula="of:=[.F8]/[.E8]" office:value-type="float" office:value="247.73413897281" calcext:value-type="float">
            <text:p>247.7341389728</text:p>
          </table:table-cell>
          <table:table-cell table:formula="of:=1/([.C8])" office:value-type="float" office:value="0.00221238938053097" calcext:value-type="float">
            <text:p>0.0022123894</text:p>
          </table:table-cell>
          <table:table-cell table:formula="of:=1-COS([.B8])" office:value-type="float" office:value="0.657979856674331" calcext:value-type="float">
            <text:p>0.657979856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RADIANS([.L8])" office:value-type="float" office:value="0.0349065850398866" calcext:value-type="float">
            <text:p>0.034906585</text:p>
          </table:table-cell>
          <table:table-cell table:formula="of:=ABS(SIN([.B8]))*[.M8]" office:value-type="float" office:value="0.0328014603788172" calcext:value-type="float">
            <text:p>0.0328014604</text:p>
          </table:table-cell>
          <table:table-cell table:formula="of:=[.K8]/POWER([.C8];2)" office:value-type="float" office:value="0.000244733338554311" calcext:value-type="float">
            <text:p>0.00024473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ADIANS([.A9])" office:value-type="float" office:value="1.39626340159546" calcext:value-type="float">
            <text:p>1.3962634016</text:p>
          </table:table-cell>
          <table:table-cell office:value-type="float" office:value="405" calcext:value-type="float">
            <text:p>405</text:p>
          </table:table-cell>
          <table:table-cell office:value-type="float" office:value="72719" calcext:value-type="float">
            <text:p>72719</text:p>
          </table:table-cell>
          <table:table-cell office:value-type="float" office:value="379" calcext:value-type="float">
            <text:p>379</text:p>
          </table:table-cell>
          <table:table-cell office:value-type="float" office:value="89535" calcext:value-type="float">
            <text:p>89535</text:p>
          </table:table-cell>
          <table:table-cell office:value-type="float" office:value="236.2" calcext:value-type="float">
            <text:p>236.2</text:p>
          </table:table-cell>
          <table:table-cell table:formula="of:=[.F9]/[.E9]" office:value-type="float" office:value="236.240105540897" calcext:value-type="float">
            <text:p>236.2401055409</text:p>
          </table:table-cell>
          <table:table-cell table:formula="of:=1/([.C9])" office:value-type="float" office:value="0.00246913580246914" calcext:value-type="float">
            <text:p>0.0024691358</text:p>
          </table:table-cell>
          <table:table-cell table:formula="of:=1-COS([.B9])" office:value-type="float" office:value="0.82635182233307" calcext:value-type="float">
            <text:p>0.826351822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RADIANS([.L9])" office:value-type="float" office:value="0.0349065850398866" calcext:value-type="float">
            <text:p>0.034906585</text:p>
          </table:table-cell>
          <table:table-cell table:formula="of:=ABS(SIN([.B9]))*[.M9]" office:value-type="float" office:value="0.0343762755784603" calcext:value-type="float">
            <text:p>0.0343762756</text:p>
          </table:table-cell>
          <table:table-cell table:formula="of:=[.K9]/POWER([.C9];2)" office:value-type="float" office:value="0.000304831580551745" calcext:value-type="float">
            <text:p>0.00030483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ADIANS([.A10])" office:value-type="float" office:value="1.5707963267949" calcext:value-type="float">
            <text:p>1.5707963268</text:p>
          </table:table-cell>
          <table:table-cell office:value-type="float" office:value="364" calcext:value-type="float">
            <text:p>364</text:p>
          </table:table-cell>
          <table:table-cell office:value-type="float" office:value="82251" calcext:value-type="float">
            <text:p>82251</text:p>
          </table:table-cell>
          <table:table-cell office:value-type="float" office:value="432" calcext:value-type="float">
            <text:p>432</text:p>
          </table:table-cell>
          <table:table-cell office:value-type="float" office:value="103034" calcext:value-type="float">
            <text:p>103034</text:p>
          </table:table-cell>
          <table:table-cell office:value-type="float" office:value="238.5" calcext:value-type="float">
            <text:p>238.5</text:p>
          </table:table-cell>
          <table:table-cell table:formula="of:=[.F10]/[.E10]" office:value-type="float" office:value="238.50462962963" calcext:value-type="float">
            <text:p>238.5046296296</text:p>
          </table:table-cell>
          <table:table-cell table:formula="of:=1/([.C10])" office:value-type="float" office:value="0.00274725274725275" calcext:value-type="float">
            <text:p>0.0027472527</text:p>
          </table:table-cell>
          <table:table-cell table:formula="of:=1-COS([.B10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RADIANS([.L10])" office:value-type="float" office:value="0.0349065850398866" calcext:value-type="float">
            <text:p>0.034906585</text:p>
          </table:table-cell>
          <table:table-cell table:formula="of:=ABS(SIN([.B10]))*[.M10]" office:value-type="float" office:value="0.0349065850398866" calcext:value-type="float">
            <text:p>0.034906585</text:p>
          </table:table-cell>
          <table:table-cell table:formula="of:=[.K10]/POWER([.C10];2)" office:value-type="float" office:value="0.000377369882864388" calcext:value-type="float">
            <text:p>0.00037736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ADIANS([.A11])" office:value-type="float" office:value="1.74532925199433" calcext:value-type="float">
            <text:p>1.745329252</text:p>
          </table:table-cell>
          <table:table-cell office:value-type="float" office:value="340" calcext:value-type="float">
            <text:p>340</text:p>
          </table:table-cell>
          <table:table-cell office:value-type="float" office:value="90769" calcext:value-type="float">
            <text:p>90769</text:p>
          </table:table-cell>
          <table:table-cell office:value-type="float" office:value="482" calcext:value-type="float">
            <text:p>482</text:p>
          </table:table-cell>
          <table:table-cell office:value-type="float" office:value="111614" calcext:value-type="float">
            <text:p>111614</text:p>
          </table:table-cell>
          <table:table-cell office:value-type="float" office:value="231.6" calcext:value-type="float">
            <text:p>231.6</text:p>
          </table:table-cell>
          <table:table-cell table:formula="of:=[.F11]/[.E11]" office:value-type="float" office:value="231.564315352697" calcext:value-type="float">
            <text:p>231.5643153527</text:p>
          </table:table-cell>
          <table:table-cell table:formula="of:=1/([.C11])" office:value-type="float" office:value="0.00294117647058823" calcext:value-type="float">
            <text:p>0.0029411765</text:p>
          </table:table-cell>
          <table:table-cell table:formula="of:=1-COS([.B11])" office:value-type="float" office:value="1.17364817766693" calcext:value-type="float">
            <text:p>1.173648177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RADIANS([.L11])" office:value-type="float" office:value="0.0349065850398866" calcext:value-type="float">
            <text:p>0.034906585</text:p>
          </table:table-cell>
          <table:table-cell table:formula="of:=ABS(SIN([.B11]))*[.M11]" office:value-type="float" office:value="0.0343762755784603" calcext:value-type="float">
            <text:p>0.0343762756</text:p>
          </table:table-cell>
          <table:table-cell table:formula="of:=[.K11]/POWER([.C11];2)" office:value-type="float" office:value="0.000432525951557093" calcext:value-type="float">
            <text:p>0.00043252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RADIANS([.A12])" office:value-type="float" office:value="1.91986217719376" calcext:value-type="float">
            <text:p>1.9198621772</text:p>
          </table:table-cell>
          <table:table-cell office:value-type="float" office:value="312" calcext:value-type="float">
            <text:p>312</text:p>
          </table:table-cell>
          <table:table-cell office:value-type="float" office:value="120953" calcext:value-type="float">
            <text:p>120953</text:p>
          </table:table-cell>
          <table:table-cell office:value-type="float" office:value="657" calcext:value-type="float">
            <text:p>657</text:p>
          </table:table-cell>
          <table:table-cell office:value-type="float" office:value="148714" calcext:value-type="float">
            <text:p>148714</text:p>
          </table:table-cell>
          <table:table-cell office:value-type="float" office:value="226.4" calcext:value-type="float">
            <text:p>226.4</text:p>
          </table:table-cell>
          <table:table-cell table:formula="of:=[.F12]/[.E12]" office:value-type="float" office:value="226.353120243531" calcext:value-type="float">
            <text:p>226.3531202435</text:p>
          </table:table-cell>
          <table:table-cell table:formula="of:=1/([.C12])" office:value-type="float" office:value="0.0032051282051282" calcext:value-type="float">
            <text:p>0.0032051282</text:p>
          </table:table-cell>
          <table:table-cell table:formula="of:=1-COS([.B12])" office:value-type="float" office:value="1.34202014332567" calcext:value-type="float">
            <text:p>1.342020143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RADIANS([.L12])" office:value-type="float" office:value="0.0349065850398866" calcext:value-type="float">
            <text:p>0.034906585</text:p>
          </table:table-cell>
          <table:table-cell table:formula="of:=ABS(SIN([.B12]))*[.M12]" office:value-type="float" office:value="0.0328014603788172" calcext:value-type="float">
            <text:p>0.0328014604</text:p>
          </table:table-cell>
          <table:table-cell table:formula="of:=[.K12]/POWER([.C12];2)" office:value-type="float" office:value="0.000513642340565418" calcext:value-type="float">
            <text:p>0.00051364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ADIANS([.A13])" office:value-type="float" office:value="2.0943951023932" calcext:value-type="float">
            <text:p>2.0943951024</text:p>
          </table:table-cell>
          <table:table-cell office:value-type="float" office:value="261" calcext:value-type="float">
            <text:p>261</text:p>
          </table:table-cell>
          <table:table-cell office:value-type="float" office:value="127282" calcext:value-type="float">
            <text:p>127282</text:p>
          </table:table-cell>
          <table:table-cell office:value-type="float" office:value="705" calcext:value-type="float">
            <text:p>705</text:p>
          </table:table-cell>
          <table:table-cell office:value-type="float" office:value="156657" calcext:value-type="float">
            <text:p>156657</text:p>
          </table:table-cell>
          <table:table-cell office:value-type="float" office:value="222.2" calcext:value-type="float">
            <text:p>222.2</text:p>
          </table:table-cell>
          <table:table-cell table:formula="of:=[.F13]/[.E13]" office:value-type="float" office:value="222.208510638298" calcext:value-type="float">
            <text:p>222.2085106383</text:p>
          </table:table-cell>
          <table:table-cell table:formula="of:=1/([.C13])" office:value-type="float" office:value="0.00383141762452107" calcext:value-type="float">
            <text:p>0.0038314176</text:p>
          </table:table-cell>
          <table:table-cell table:formula="of:=1-COS([.B13])" office:value-type="float" office:value="1.5" calcext:value-type="float">
            <text:p>1.5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ADIANS([.L13])" office:value-type="float" office:value="0.0349065850398866" calcext:value-type="float">
            <text:p>0.034906585</text:p>
          </table:table-cell>
          <table:table-cell table:formula="of:=ABS(SIN([.B13]))*[.M13]" office:value-type="float" office:value="0.0302299894039036" calcext:value-type="float">
            <text:p>0.0302299894</text:p>
          </table:table-cell>
          <table:table-cell table:formula="of:=[.K13]/POWER([.C13];2)" office:value-type="float" office:value="0.00293595220269814" calcext:value-type="float">
            <text:p>0.002935952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heta, degrees</text:p>
          </table:table-cell>
          <table:table-cell office:value-type="string" calcext:value-type="string">
            <text:p>theta, radians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, sec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I, sec^-1</text:p>
          </table:table-cell>
          <table:table-cell office:value-type="string" calcext:value-type="string">
            <text:p>Icalc, sec^-1</text:p>
          </table:table-cell>
          <table:table-cell office:value-type="string" calcext:value-type="string">
            <text:p>1/channel</text:p>
          </table:table-cell>
          <table:table-cell office:value-type="string" calcext:value-type="string">
            <text:p>1-cosTheta</text:p>
          </table:table-cell>
          <table:table-cell office:value-type="string" calcext:value-type="string">
            <text:p>s(channel)</text:p>
          </table:table-cell>
          <table:table-cell office:value-type="string" calcext:value-type="string">
            <text:p>s(theta), deg</text:p>
          </table:table-cell>
          <table:table-cell office:value-type="string" calcext:value-type="string">
            <text:p>s(theta), rad</text:p>
          </table:table-cell>
          <table:table-cell office:value-type="string" calcext:value-type="string">
            <text:p>S(1-cosTheta)</text:p>
          </table:table-cell>
          <table:table-cell office:value-type="string" calcext:value-type="string">
            <text:p>S(1/channel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/00/0000</text:date>, <text:time style:data-style-name="N2" text:time-value="13:50:13.5727202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01:52:50.961911962</meta:creation-date>
    <meta:generator>LibreOffice/4.2.6.2$Linux_X86_64 LibreOffice_project/420m0$Build-2</meta:generator>
    <dc:date>2014-10-31T13:52:13.645660379</dc:date>
    <meta:editing-duration>PT37M</meta:editing-duration>
    <meta:editing-cycles>8</meta:editing-cycles>
    <meta:document-statistic meta:table-count="2" meta:cell-count="2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16cm" svg:y="4.201cm" style:legend-expansion="high" chart:style-name="ch2"/>
        <chart:plot-area chart:style-name="ch3" table:cell-range-address="calc.I1:calc.J13" svg:x="0.77cm" svg:y="0.855cm" svg:width="12.406cm" svg:height="7.545cm">
          <chartooo:coordinate-region svg:x="1.497cm" svg:y="1.054cm" svg:width="11.25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c.J1:calc.J13" chart:class="chart:scatter">
            <chart:domain table:cell-range-address="calc.I1:calc.I13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07642626480086">
                <text:p>0.00107642626480086</text:p>
                <draw:g>
                  <svg:desc>calc.I1:calc.I13</svg:desc>
                </draw:g>
              </table:table-cell>
              <table:table-cell office:value-type="float" office:value="0">
                <text:p>0</text:p>
                <draw:g>
                  <svg:desc>calc.J1:calc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18063754427391">
                <text:p>0.00118063754427391</text:p>
              </table:table-cell>
              <table:table-cell office:value-type="float" office:value="0.015192246987792">
                <text:p>0.0151922469877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2853470437018">
                <text:p>0.0012853470437018</text:p>
              </table:table-cell>
              <table:table-cell office:value-type="float" office:value="0.0603073792140916">
                <text:p>0.06030737921409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37362637362637">
                <text:p>0.00137362637362637</text:p>
              </table:table-cell>
              <table:table-cell office:value-type="float" office:value="0.133974596215561">
                <text:p>0.1339745962155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48809523809524">
                <text:p>0.00148809523809524</text:p>
              </table:table-cell>
              <table:table-cell office:value-type="float" office:value="0.233955556881022">
                <text:p>0.2339555568810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74216027874564">
                <text:p>0.00174216027874564</text:p>
              </table:table-cell>
              <table:table-cell office:value-type="float" office:value="0.357212390313461">
                <text:p>0.3572123903134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98412698412698">
                <text:p>0.001984126984126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21238938053097">
                <text:p>0.00221238938053097</text:p>
              </table:table-cell>
              <table:table-cell office:value-type="float" office:value="0.657979856674331">
                <text:p>0.6579798566743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46913580246914">
                <text:p>0.00246913580246914</text:p>
              </table:table-cell>
              <table:table-cell office:value-type="float" office:value="0.82635182233307">
                <text:p>0.826351822333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74725274725275">
                <text:p>0.00274725274725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94117647058823">
                <text:p>0.00294117647058823</text:p>
              </table:table-cell>
              <table:table-cell office:value-type="float" office:value="1.17364817766693">
                <text:p>1.17364817766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2051282051282">
                <text:p>0.0032051282051282</text:p>
              </table:table-cell>
              <table:table-cell office:value-type="float" office:value="1.34202014332567">
                <text:p>1.342020143325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83141762452107">
                <text:p>0.00383141762452107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